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roman" style:font-pitch="variable" fo:font-size="8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cm" svg:height="1.5cm" svg:x="4.5cm" svg:y="6.5cm">
          <text:p text:style-name="P1"><text:span text:style-name="T1">Happy</text:span></text:p>
        </draw:rect>
        <draw:rect draw:style-name="gr1" draw:text-style-name="P2" xml:id="id2" draw:id="id2" draw:layer="layout" svg:width="2cm" svg:height="1.5cm" svg:x="1.5cm" svg:y="9.5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connector draw:style-name="gr2" draw:text-style-name="P3" draw:layer="layout" draw:type="line" svg:x1="5.5cm" svg:y1="8cm" svg:x2="2.5cm" svg:y2="9.5cm" draw:start-shape="id1" draw:start-glue-point="2" draw:end-shape="id2" draw:end-glue-point="0" svg:d="m5500 8000-3000 1500">
          <text:p text:style-name="P1"><text:span text:style-name="T2">Antisocial</text:span></text:p>
        </draw:connector>
        <draw:rect draw:style-name="gr1" draw:text-style-name="P2" xml:id="id3" draw:id="id3" draw:layer="layout" svg:width="2cm" svg:height="1.5cm" svg:x="4.5cm" svg:y="9.5cm">
          <text:p text:style-name="P1"><text:span text:style-name="T1">Disgusted</text:span></text:p>
          <text:p text:style-name="P1"><text:span text:style-name="T1">Surprised</text:span></text:p>
          <text:p text:style-name="P1"><text:span text:style-name="T1">Horny</text:span></text:p>
        </draw:rect>
        <draw:connector draw:style-name="gr2" draw:text-style-name="P3" draw:layer="layout" draw:type="line" svg:x1="5.5cm" svg:y1="8cm" svg:x2="5.5cm" svg:y2="9.5cm" draw:start-shape="id1" draw:start-glue-point="2" draw:end-shape="id3" draw:end-glue-point="0" svg:d="m5500 8000v1500">
          <text:p text:style-name="P1"><text:span text:style-name="T2">Horny</text:span></text:p>
        </draw:connector>
        <draw:rect draw:style-name="gr1" draw:text-style-name="P2" xml:id="id4" draw:id="id4" draw:layer="layout" svg:width="2cm" svg:height="1.5cm" svg:x="7.5cm" svg:y="9.5cm">
          <text:p text:style-name="P1"><text:span text:style-name="T1">Happy</text:span></text:p>
          <text:p text:style-name="P1"><text:span text:style-name="T1">Surprised</text:span></text:p>
        </draw:rect>
        <draw:rect draw:style-name="gr1" draw:text-style-name="P2" xml:id="id6" draw:id="id6" draw:layer="layout" svg:width="2cm" svg:height="1.5cm" svg:x="8cm" svg:y="5.5cm">
          <text:p text:style-name="P1"><text:span text:style-name="T1">Happy</text:span></text:p>
          <text:p text:style-name="P1"><text:span text:style-name="T1">Angry</text:span></text:p>
          <text:p text:style-name="P1"><text:span text:style-name="T1">Bored</text:span></text:p>
          <text:p text:style-name="P1"><text:span text:style-name="T1">Disgusted</text:span></text:p>
          <text:p text:style-name="P1"><text:span text:style-name="T1">Antisocial</text:span></text:p>
        </draw:rect>
        <draw:rect draw:style-name="gr1" draw:text-style-name="P2" xml:id="id9" draw:id="id9" draw:layer="layout" svg:width="2cm" svg:height="1.5cm" svg:x="7.5cm" svg:y="3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8" draw:id="id8" draw:layer="layout" svg:width="2cm" svg:height="1.5cm" svg:x="4.5cm" svg:y="3.5cm">
          <text:p text:style-name="P1"><text:span text:style-name="T1">Sad</text:span></text:p>
          <text:p text:style-name="P1"><text:span text:style-name="T1">Surprised</text:span></text:p>
          <text:p text:style-name="P1"><text:span text:style-name="T1">Angry</text:span></text:p>
        </draw:rect>
        <draw:rect draw:style-name="gr1" draw:text-style-name="P2" xml:id="id7" draw:id="id7" draw:layer="layout" svg:width="2cm" svg:height="1.5cm" svg:x="1.5cm" svg:y="3.5cm">
          <text:p text:style-name="P1"><text:span text:style-name="T1">Happy</text:span></text:p>
        </draw:rect>
        <draw:rect draw:style-name="gr1" draw:text-style-name="P2" xml:id="id5" draw:id="id5" draw:layer="layout" svg:width="2cm" svg:height="1.5cm" svg:x="1cm" svg:y="5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5.5cm" svg:y1="8cm" svg:x2="8.5cm" svg:y2="9.5cm" draw:start-shape="id1" draw:start-glue-point="2" draw:end-shape="id4" draw:end-glue-point="0" svg:d="m5500 8000 3000 1500">
          <text:p text:style-name="P1"><text:span text:style-name="T2">Surprised</text:span></text:p>
        </draw:connector>
        <draw:connector draw:style-name="gr2" draw:text-style-name="P4" draw:layer="layout" draw:type="line" svg:x1="4.5cm" svg:y1="7.25cm" svg:x2="3cm" svg:y2="6.25cm" draw:start-shape="id1" draw:start-glue-point="3" draw:end-shape="id5" svg:d="m4500 7250-1500-1000">
          <text:p text:style-name="P1"><text:span text:style-name="T3">Dead</text:span></text:p>
        </draw:connector>
        <draw:connector draw:style-name="gr2" draw:text-style-name="P4" draw:layer="layout" draw:type="line" svg:x1="6.5cm" svg:y1="7.25cm" svg:x2="8cm" svg:y2="6.25cm" draw:start-shape="id1" draw:start-glue-point="1" draw:end-shape="id6" draw:end-glue-point="3" svg:d="m6500 7250 1500-1000">
          <text:p text:style-name="P1"><text:span text:style-name="T3">Bored</text:span></text:p>
        </draw:connector>
        <draw:connector draw:style-name="gr2" draw:text-style-name="P4" draw:layer="layout" draw:type="line" svg:x1="5.5cm" svg:y1="6.5cm" svg:x2="2.5cm" svg:y2="5cm" draw:start-shape="id1" draw:start-glue-point="0" draw:end-shape="id7" draw:end-glue-point="2" svg:d="m5500 6500-3000-1500">
          <text:p text:style-name="P1"><text:span text:style-name="T3">Happy</text:span></text:p>
        </draw:connector>
        <draw:connector draw:style-name="gr2" draw:text-style-name="P4" draw:layer="layout" draw:type="line" svg:x1="5.5cm" svg:y1="6.5cm" svg:x2="5.5cm" svg:y2="5cm" draw:start-shape="id1" draw:start-glue-point="0" draw:end-shape="id8" draw:end-glue-point="2" svg:d="m5500 6500v-1500">
          <text:p text:style-name="P1"><text:span text:style-name="T3">Sad</text:span></text:p>
        </draw:connector>
        <draw:connector draw:style-name="gr2" draw:text-style-name="P4" draw:layer="layout" draw:type="line" svg:x1="5.5cm" svg:y1="6.5cm" svg:x2="8.5cm" svg:y2="5cm" draw:start-shape="id1" draw:start-glue-point="0" draw:end-shape="id9" draw:end-glue-point="2" svg:d="m5500 6500 3000-1500">
          <text:p text:style-name="P1"><text:span text:style-name="T3">Angry</text:span></text:p>
        </draw:connector>
        <draw:rect draw:style-name="gr1" draw:text-style-name="P2" xml:id="id10" draw:id="id10" draw:layer="layout" svg:width="2cm" svg:height="1.5cm" svg:x="8cm" svg:y="7.5cm">
          <text:p text:style-name="P1"><text:span text:style-name="T1">Angry</text:span></text:p>
          <text:p text:style-name="P1"><text:span text:style-name="T1">Bored</text:span></text:p>
          <text:p text:style-name="P1"><text:span text:style-name="T1">Surprised</text:span></text:p>
        </draw:rect>
        <draw:connector draw:style-name="gr2" draw:text-style-name="P3" draw:layer="layout" draw:type="line" svg:x1="6.5cm" svg:y1="7.25cm" svg:x2="8cm" svg:y2="8.25cm" draw:start-shape="id1" draw:start-glue-point="1" draw:end-shape="id10" draw:end-glue-point="3" svg:d="m6500 7250 1500 1000">
          <text:p text:style-name="P1"><text:span text:style-name="T2">Disgusted</text:span></text:p>
        </draw:connector>
        <draw:rect draw:style-name="gr1" draw:text-style-name="P2" xml:id="id11" draw:id="id11" draw:layer="layout" svg:width="2cm" svg:height="1.5cm" svg:x="1cm" svg:y="7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4" draw:layer="layout" draw:type="line" svg:x1="4.5cm" svg:y1="7.25cm" svg:x2="3cm" svg:y2="8.25cm" draw:start-shape="id1" draw:start-glue-point="3" draw:end-shape="id11" draw:end-glue-point="1" svg:d="m4500 7250-1500 1000">
          <text:p text:style-name="P1"><text:span text:style-name="T3">Dying</text:span></text:p>
        </draw:connector>
        <draw:rect draw:style-name="gr1" draw:text-style-name="P2" xml:id="id12" draw:id="id12" draw:layer="layout" svg:width="2cm" svg:height="1.5cm" svg:x="14.5cm" svg:y="15cm">
          <text:p text:style-name="P1"><text:span text:style-name="T1">Bored</text:span></text:p>
        </draw:rect>
        <draw:rect draw:style-name="gr1" draw:text-style-name="P2" xml:id="id13" draw:id="id13" draw:layer="layout" svg:width="2cm" svg:height="1.5cm" svg:x="11.5cm" svg:y="18cm">
          <text:p text:style-name="P1"><text:span text:style-name="T1">Bored</text:span></text:p>
          <text:p text:style-name="P1"><text:span text:style-name="T1">Antisocial</text:span></text:p>
        </draw:rect>
        <draw:connector draw:style-name="gr2" draw:text-style-name="P3" draw:layer="layout" draw:type="line" svg:x1="15.5cm" svg:y1="16.5cm" svg:x2="12.5cm" svg:y2="18cm" draw:start-shape="id12" draw:start-glue-point="2" draw:end-shape="id13" draw:end-glue-point="0" svg:d="m15500 16500-3000 1500">
          <text:p text:style-name="P1"><text:span text:style-name="T2">Antisocial</text:span></text:p>
        </draw:connector>
        <draw:rect draw:style-name="gr1" draw:text-style-name="P2" xml:id="id14" draw:id="id14" draw:layer="layout" svg:width="2cm" svg:height="1.5cm" svg:x="14.5cm" svg:y="18cm">
          <text:p text:style-name="P1"><text:span text:style-name="T1">Happy</text:span></text:p>
          <text:p text:style-name="P1"><text:span text:style-name="T1">Surprised</text:span></text:p>
          <text:p text:style-name="P1"><text:span text:style-name="T1">Horny</text:span></text:p>
        </draw:rect>
        <draw:connector draw:style-name="gr2" draw:text-style-name="P3" draw:layer="layout" draw:type="line" svg:x1="15.5cm" svg:y1="16.5cm" svg:x2="15.5cm" svg:y2="18cm" draw:start-shape="id12" draw:start-glue-point="2" draw:end-shape="id14" draw:end-glue-point="0" svg:d="m15500 16500v1500">
          <text:p text:style-name="P1"><text:span text:style-name="T2">Horny</text:span></text:p>
        </draw:connector>
        <draw:rect draw:style-name="gr1" draw:text-style-name="P2" xml:id="id15" draw:id="id15" draw:layer="layout" svg:width="2cm" svg:height="1.5cm" svg:x="17.5cm" svg:y="18cm">
          <text:p text:style-name="P1"><text:span text:style-name="T1">Bored</text:span></text:p>
          <text:p text:style-name="P1"><text:span text:style-name="T1">Surprised</text:span></text:p>
        </draw:rect>
        <draw:rect draw:style-name="gr1" draw:text-style-name="P2" xml:id="id17" draw:id="id17" draw:layer="layout" svg:width="2cm" svg:height="1.5cm" svg:x="18cm" svg:y="14cm">
          <text:p text:style-name="P1"><text:span text:style-name="T1">Bore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xml:id="id20" draw:id="id20" draw:layer="layout" svg:width="2cm" svg:height="1.5cm" svg:x="17.5cm" svg:y="12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19" draw:id="id19" draw:layer="layout" svg:width="2cm" svg:height="1.5cm" svg:x="14.5cm" svg:y="12cm">
          <text:p text:style-name="P1"><text:span text:style-name="T1">Sad</text:span></text:p>
          <text:p text:style-name="P1"><text:span text:style-name="T1">Bored</text:span></text:p>
          <text:p text:style-name="P1"><text:span text:style-name="T1">Antisocial</text:span></text:p>
        </draw:rect>
        <draw:rect draw:style-name="gr1" draw:text-style-name="P2" xml:id="id18" draw:id="id18" draw:layer="layout" svg:width="2cm" svg:height="1.5cm" svg:x="11.5cm" svg:y="12cm">
          <text:p text:style-name="P1"><text:span text:style-name="T1">Happy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</draw:rect>
        <draw:rect draw:style-name="gr1" draw:text-style-name="P2" xml:id="id16" draw:id="id16" draw:layer="layout" svg:width="2cm" svg:height="1.5cm" svg:x="11cm" svg:y="14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connector draw:style-name="gr2" draw:text-style-name="P3" draw:layer="layout" draw:type="line" svg:x1="15.5cm" svg:y1="16.5cm" svg:x2="18.5cm" svg:y2="18cm" draw:start-shape="id12" draw:start-glue-point="2" draw:end-shape="id15" draw:end-glue-point="0" svg:d="m15500 16500 3000 1500">
          <text:p text:style-name="P1"><text:span text:style-name="T2">Surprised</text:span></text:p>
        </draw:connector>
        <draw:connector draw:style-name="gr2" draw:text-style-name="P4" draw:layer="layout" draw:type="line" svg:x1="14.5cm" svg:y1="15.75cm" svg:x2="13cm" svg:y2="14.75cm" draw:start-shape="id12" draw:start-glue-point="3" draw:end-shape="id16" svg:d="m14500 15750-1500-1000">
          <text:p text:style-name="P1"><text:span text:style-name="T3">Dead</text:span></text:p>
        </draw:connector>
        <draw:connector draw:style-name="gr2" draw:text-style-name="P4" draw:layer="layout" draw:type="line" svg:x1="16.5cm" svg:y1="15.75cm" svg:x2="18cm" svg:y2="14.75cm" draw:start-shape="id12" draw:start-glue-point="1" draw:end-shape="id17" draw:end-glue-point="3" svg:d="m16500 15750 1500-1000">
          <text:p text:style-name="P1"><text:span text:style-name="T3">Bored</text:span></text:p>
        </draw:connector>
        <draw:connector draw:style-name="gr2" draw:text-style-name="P4" draw:layer="layout" draw:type="line" svg:x1="15.5cm" svg:y1="15cm" svg:x2="12.5cm" svg:y2="13.5cm" draw:start-shape="id12" draw:start-glue-point="0" draw:end-shape="id18" draw:end-glue-point="2" svg:d="m15500 15000-3000-1500">
          <text:p text:style-name="P1"><text:span text:style-name="T3">Happy</text:span></text:p>
        </draw:connector>
        <draw:connector draw:style-name="gr2" draw:text-style-name="P4" draw:layer="layout" draw:type="line" svg:x1="15.5cm" svg:y1="15cm" svg:x2="15.5cm" svg:y2="13.5cm" draw:start-shape="id12" draw:start-glue-point="0" draw:end-shape="id19" draw:end-glue-point="2" svg:d="m15500 15000v-1500">
          <text:p text:style-name="P1"><text:span text:style-name="T3">Sad</text:span></text:p>
        </draw:connector>
        <draw:connector draw:style-name="gr2" draw:text-style-name="P4" draw:layer="layout" draw:type="line" svg:x1="15.5cm" svg:y1="15cm" svg:x2="18.5cm" svg:y2="13.5cm" draw:start-shape="id12" draw:start-glue-point="0" draw:end-shape="id20" draw:end-glue-point="2" svg:d="m15500 15000 3000-1500">
          <text:p text:style-name="P1"><text:span text:style-name="T3">Angry</text:span></text:p>
        </draw:connector>
        <draw:rect draw:style-name="gr1" draw:text-style-name="P2" xml:id="id21" draw:id="id21" draw:layer="layout" svg:width="2cm" svg:height="1.5cm" svg:x="18cm" svg:y="16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connector draw:style-name="gr2" draw:text-style-name="P3" draw:layer="layout" draw:type="line" svg:x1="16.5cm" svg:y1="15.75cm" svg:x2="18cm" svg:y2="16.75cm" draw:start-shape="id12" draw:start-glue-point="1" draw:end-shape="id21" draw:end-glue-point="3" svg:d="m16500 15750 1500 1000">
          <text:p text:style-name="P1"><text:span text:style-name="T2">Disgusted</text:span></text:p>
        </draw:connector>
        <draw:rect draw:style-name="gr1" draw:text-style-name="P2" xml:id="id22" draw:id="id22" draw:layer="layout" svg:width="2cm" svg:height="1.5cm" svg:x="11cm" svg:y="16cm"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  <text:p text:style-name="P1"><text:span text:style-name="T1">Surprised</text:span></text:p>
        </draw:rect>
        <draw:connector draw:style-name="gr2" draw:text-style-name="P4" draw:layer="layout" draw:type="line" svg:x1="14.5cm" svg:y1="15.75cm" svg:x2="13cm" svg:y2="16.75cm" draw:start-shape="id12" draw:start-glue-point="3" draw:end-shape="id22" draw:end-glue-point="1" svg:d="m14500 15750-1500 1000">
          <text:p text:style-name="P1"><text:span text:style-name="T3">Dying</text:span></text:p>
        </draw:connector>
        <draw:rect draw:style-name="gr1" draw:text-style-name="P2" xml:id="id23" draw:id="id23" draw:layer="layout" svg:width="2cm" svg:height="1.5cm" svg:x="14.5cm" svg:y="6.5cm">
          <text:p text:style-name="P1"><text:span text:style-name="T1">Sad</text:span></text:p>
        </draw:rect>
        <draw:rect draw:style-name="gr1" draw:text-style-name="P2" xml:id="id24" draw:id="id24" draw:layer="layout" svg:width="2cm" svg:height="1.5cm" svg:x="11.5cm" svg:y="9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connector draw:style-name="gr2" draw:text-style-name="P3" draw:layer="layout" draw:type="line" svg:x1="15.5cm" svg:y1="8cm" svg:x2="12.5cm" svg:y2="9.5cm" draw:start-shape="id23" draw:start-glue-point="2" draw:end-shape="id24" draw:end-glue-point="0" svg:d="m15500 8000-3000 1500">
          <text:p text:style-name="P1"><text:span text:style-name="T2">Antisocial</text:span></text:p>
        </draw:connector>
        <draw:rect draw:style-name="gr1" draw:text-style-name="P2" xml:id="id25" draw:id="id25" draw:layer="layout" svg:width="2cm" svg:height="1.5cm" svg:x="14.5cm" svg:y="9.5cm">
          <text:p text:style-name="P1"><text:span text:style-name="T1">Happy</text:span></text:p>
          <text:p text:style-name="P1"><text:span text:style-name="T1">Angry</text:span></text:p>
          <text:p text:style-name="P1"><text:span text:style-name="T1">Surprised</text:span></text:p>
          <text:p text:style-name="P1"><text:span text:style-name="T1">Disgusted</text:span></text:p>
        </draw:rect>
        <draw:connector draw:style-name="gr2" draw:text-style-name="P3" draw:layer="layout" draw:type="line" svg:x1="15.5cm" svg:y1="8cm" svg:x2="15.5cm" svg:y2="9.5cm" draw:start-shape="id23" draw:start-glue-point="2" draw:end-shape="id25" draw:end-glue-point="0" svg:d="m15500 8000v1500">
          <text:p text:style-name="P1"><text:span text:style-name="T2">Horny</text:span></text:p>
        </draw:connector>
        <draw:rect draw:style-name="gr1" draw:text-style-name="P2" xml:id="id26" draw:id="id26" draw:layer="layout" svg:width="2cm" svg:height="1.5cm" svg:x="17.5cm" svg:y="9.5cm">
          <text:p text:style-name="P1"><text:span text:style-name="T1">Sad</text:span></text:p>
          <text:p text:style-name="P1"><text:span text:style-name="T1">Surprised</text:span></text:p>
        </draw:rect>
        <draw:rect draw:style-name="gr1" draw:text-style-name="P2" xml:id="id28" draw:id="id28" draw:layer="layout" svg:width="2cm" svg:height="1.5cm" svg:x="18cm" svg:y="5.5cm">
          <text:p text:style-name="P1"><text:span text:style-name="T1">Sad</text:span></text:p>
          <text:p text:style-name="P1"><text:span text:style-name="T1">Bored</text:span></text:p>
          <text:p text:style-name="P1"><text:span text:style-name="T1">Antisocial</text:span></text:p>
        </draw:rect>
        <draw:rect draw:style-name="gr1" draw:text-style-name="P2" xml:id="id31" draw:id="id31" draw:layer="layout" svg:width="2cm" svg:height="1.5cm" svg:x="17.5cm" svg:y="3.5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rect draw:style-name="gr1" draw:text-style-name="P2" xml:id="id30" draw:id="id30" draw:layer="layout" svg:width="2cm" svg:height="1.5cm" svg:x="14.5cm" svg:y="3.5cm"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</draw:rect>
        <draw:rect draw:style-name="gr1" draw:text-style-name="P2" xml:id="id29" draw:id="id29" draw:layer="layout" svg:width="2cm" svg:height="1.5cm" svg:x="11.5cm" svg:y="3.5cm">
          <text:p text:style-name="P1"><text:span text:style-name="T1">Happy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xml:id="id27" draw:id="id27" draw:layer="layout" svg:width="2cm" svg:height="1.5cm" svg:x="11cm" svg:y="5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15.5cm" svg:y1="8cm" svg:x2="18.5cm" svg:y2="9.5cm" draw:start-shape="id23" draw:start-glue-point="2" draw:end-shape="id26" draw:end-glue-point="0" svg:d="m15500 8000 3000 1500">
          <text:p text:style-name="P1"><text:span text:style-name="T2">Surprised</text:span></text:p>
        </draw:connector>
        <draw:connector draw:style-name="gr2" draw:text-style-name="P4" draw:layer="layout" draw:type="line" svg:x1="14.5cm" svg:y1="7.25cm" svg:x2="13cm" svg:y2="6.25cm" draw:start-shape="id23" draw:start-glue-point="3" draw:end-shape="id27" svg:d="m14500 7250-1500-1000">
          <text:p text:style-name="P1"><text:span text:style-name="T3">Dead</text:span></text:p>
        </draw:connector>
        <draw:connector draw:style-name="gr2" draw:text-style-name="P4" draw:layer="layout" draw:type="line" svg:x1="16.5cm" svg:y1="7.25cm" svg:x2="18cm" svg:y2="6.25cm" draw:start-shape="id23" draw:start-glue-point="1" draw:end-shape="id28" draw:end-glue-point="3" svg:d="m16500 7250 1500-1000">
          <text:p text:style-name="P1"><text:span text:style-name="T3">Bored</text:span></text:p>
        </draw:connector>
        <draw:connector draw:style-name="gr2" draw:text-style-name="P4" draw:layer="layout" draw:type="line" svg:x1="15.5cm" svg:y1="6.5cm" svg:x2="12.5cm" svg:y2="5cm" draw:start-shape="id23" draw:start-glue-point="0" draw:end-shape="id29" draw:end-glue-point="2" svg:d="m15500 6500-3000-1500">
          <text:p text:style-name="P1"><text:span text:style-name="T3">Happy</text:span></text:p>
        </draw:connector>
        <draw:connector draw:style-name="gr2" draw:text-style-name="P4" draw:layer="layout" draw:type="line" svg:x1="15.5cm" svg:y1="6.5cm" svg:x2="15.5cm" svg:y2="5cm" draw:start-shape="id23" draw:start-glue-point="0" draw:end-shape="id30" draw:end-glue-point="2" svg:d="m15500 6500v-1500">
          <text:p text:style-name="P1"><text:span text:style-name="T3">Sad</text:span></text:p>
        </draw:connector>
        <draw:connector draw:style-name="gr2" draw:text-style-name="P4" draw:layer="layout" draw:type="line" svg:x1="15.5cm" svg:y1="6.5cm" svg:x2="18.5cm" svg:y2="5cm" draw:start-shape="id23" draw:start-glue-point="0" draw:end-shape="id31" draw:end-glue-point="2" svg:d="m15500 6500 3000-1500">
          <text:p text:style-name="P1"><text:span text:style-name="T3">Angry</text:span></text:p>
        </draw:connector>
        <draw:rect draw:style-name="gr1" draw:text-style-name="P2" xml:id="id32" draw:id="id32" draw:layer="layout" svg:width="2cm" svg:height="1.5cm" svg:x="18cm" svg:y="7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16.5cm" svg:y1="7.25cm" svg:x2="18cm" svg:y2="8.25cm" draw:start-shape="id23" draw:start-glue-point="1" draw:end-shape="id32" draw:end-glue-point="3" svg:d="m16500 7250 1500 1000">
          <text:p text:style-name="P1"><text:span text:style-name="T2">Disgusted</text:span></text:p>
        </draw:connector>
        <draw:rect draw:style-name="gr1" draw:text-style-name="P2" xml:id="id33" draw:id="id33" draw:layer="layout" svg:width="2cm" svg:height="1.5cm" svg:x="11cm" svg:y="7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4" draw:layer="layout" draw:type="line" svg:x1="14.5cm" svg:y1="7.25cm" svg:x2="13cm" svg:y2="8.25cm" draw:start-shape="id23" draw:start-glue-point="3" draw:end-shape="id33" draw:end-glue-point="1" svg:d="m14500 7250-1500 1000">
          <text:p text:style-name="P1"><text:span text:style-name="T3">Dying</text:span></text:p>
        </draw:connector>
        <draw:rect draw:style-name="gr1" draw:text-style-name="P2" xml:id="id34" draw:id="id34" draw:layer="layout" svg:width="2cm" svg:height="1.5cm" svg:x="4.5cm" svg:y="15cm">
          <text:p text:style-name="P1"><text:span text:style-name="T1">Angry</text:span></text:p>
        </draw:rect>
        <draw:rect draw:style-name="gr1" draw:text-style-name="P2" xml:id="id35" draw:id="id35" draw:layer="layout" svg:width="2cm" svg:height="1.5cm" svg:x="1.5cm" svg:y="18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connector draw:style-name="gr2" draw:text-style-name="P3" draw:layer="layout" draw:type="line" svg:x1="5.5cm" svg:y1="16.5cm" svg:x2="2.5cm" svg:y2="18cm" draw:start-shape="id34" draw:start-glue-point="2" draw:end-shape="id35" draw:end-glue-point="0" svg:d="m5500 16500-3000 1500">
          <text:p text:style-name="P1"><text:span text:style-name="T2">Antisocial</text:span></text:p>
        </draw:connector>
        <draw:rect draw:style-name="gr1" draw:text-style-name="P2" xml:id="id36" draw:id="id36" draw:layer="layout" svg:width="2cm" svg:height="1.5cm" svg:x="4.5cm" svg:y="18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16.5cm" svg:x2="5.5cm" svg:y2="18cm" draw:start-shape="id34" draw:start-glue-point="2" draw:end-shape="id36" draw:end-glue-point="0" svg:d="m5500 16500v1500">
          <text:p text:style-name="P1"><text:span text:style-name="T2">Horny</text:span></text:p>
        </draw:connector>
        <draw:rect draw:style-name="gr1" draw:text-style-name="P2" xml:id="id37" draw:id="id37" draw:layer="layout" svg:width="2cm" svg:height="1.5cm" svg:x="7.5cm" svg:y="18cm"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39" draw:id="id39" draw:layer="layout" svg:width="2cm" svg:height="1.5cm" svg:x="8cm" svg:y="14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rect draw:style-name="gr1" draw:text-style-name="P2" xml:id="id42" draw:id="id42" draw:layer="layout" svg:width="2cm" svg:height="1.5cm" svg:x="7.5cm" svg:y="12cm">
          <text:p text:style-name="P1"><text:span text:style-name="T1">Angry</text:span></text:p>
        </draw:rect>
        <draw:rect draw:style-name="gr1" draw:text-style-name="P2" xml:id="id41" draw:id="id41" draw:layer="layout" svg:width="2cm" svg:height="1.5cm" svg:x="4.5cm" svg:y="12cm">
          <text:p text:style-name="P1"><text:span text:style-name="T1">Angry</text:span></text:p>
          <text:p text:style-name="P1"><text:span text:style-name="T1">Bored</text:span></text:p>
          <text:p text:style-name="P1"><text:span text:style-name="T1">Disgusted</text:span></text:p>
        </draw:rect>
        <draw:rect draw:style-name="gr1" draw:text-style-name="P2" xml:id="id40" draw:id="id40" draw:layer="layout" svg:width="2cm" svg:height="1.5cm" svg:x="1.5cm" svg:y="12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rect draw:style-name="gr1" draw:text-style-name="P2" xml:id="id38" draw:id="id38" draw:layer="layout" svg:width="2cm" svg:height="1.5cm" svg:x="1cm" svg:y="14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16.5cm" svg:x2="8.5cm" svg:y2="18cm" draw:start-shape="id34" draw:start-glue-point="2" draw:end-shape="id37" draw:end-glue-point="0" svg:d="m5500 16500 3000 1500">
          <text:p text:style-name="P1"><text:span text:style-name="T2">Surprised</text:span></text:p>
        </draw:connector>
        <draw:connector draw:style-name="gr2" draw:text-style-name="P4" draw:layer="layout" draw:type="line" svg:x1="4.5cm" svg:y1="15.75cm" svg:x2="3cm" svg:y2="14.75cm" draw:start-shape="id34" draw:start-glue-point="3" draw:end-shape="id38" svg:d="m4500 15750-1500-1000">
          <text:p text:style-name="P1"><text:span text:style-name="T3">Dead</text:span></text:p>
        </draw:connector>
        <draw:connector draw:style-name="gr2" draw:text-style-name="P4" draw:layer="layout" draw:type="line" svg:x1="6.5cm" svg:y1="15.75cm" svg:x2="8cm" svg:y2="14.75cm" draw:start-shape="id34" draw:start-glue-point="1" draw:end-shape="id39" draw:end-glue-point="3" svg:d="m6500 15750 1500-1000">
          <text:p text:style-name="P1"><text:span text:style-name="T3">Bored</text:span></text:p>
        </draw:connector>
        <draw:connector draw:style-name="gr2" draw:text-style-name="P4" draw:layer="layout" draw:type="line" svg:x1="5.5cm" svg:y1="15cm" svg:x2="2.5cm" svg:y2="13.5cm" draw:start-shape="id34" draw:start-glue-point="0" draw:end-shape="id40" draw:end-glue-point="2" svg:d="m5500 15000-3000-1500">
          <text:p text:style-name="P1"><text:span text:style-name="T3">Happy</text:span></text:p>
        </draw:connector>
        <draw:connector draw:style-name="gr2" draw:text-style-name="P4" draw:layer="layout" draw:type="line" svg:x1="5.5cm" svg:y1="15cm" svg:x2="5.5cm" svg:y2="13.5cm" draw:start-shape="id34" draw:start-glue-point="0" draw:end-shape="id41" draw:end-glue-point="2" svg:d="m5500 15000v-1500">
          <text:p text:style-name="P1"><text:span text:style-name="T3">Sad</text:span></text:p>
        </draw:connector>
        <draw:connector draw:style-name="gr2" draw:text-style-name="P4" draw:layer="layout" draw:type="line" svg:x1="5.5cm" svg:y1="15cm" svg:x2="8.5cm" svg:y2="13.5cm" draw:start-shape="id34" draw:start-glue-point="0" draw:end-shape="id42" draw:end-glue-point="2" svg:d="m5500 15000 3000-1500">
          <text:p text:style-name="P1"><text:span text:style-name="T3">Angry</text:span></text:p>
        </draw:connector>
        <draw:rect draw:style-name="gr1" draw:text-style-name="P2" xml:id="id43" draw:id="id43" draw:layer="layout" svg:width="2cm" svg:height="1.5cm" svg:x="8cm" svg:y="16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6.5cm" svg:y1="15.75cm" svg:x2="8cm" svg:y2="16.75cm" draw:start-shape="id34" draw:start-glue-point="1" draw:end-shape="id43" draw:end-glue-point="3" svg:d="m6500 15750 1500 1000">
          <text:p text:style-name="P1"><text:span text:style-name="T2">Disgusted</text:span></text:p>
        </draw:connector>
        <draw:rect draw:style-name="gr1" draw:text-style-name="P2" xml:id="id44" draw:id="id44" draw:layer="layout" svg:width="2cm" svg:height="1.5cm" svg:x="1cm" svg:y="16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4" draw:layer="layout" draw:type="line" svg:x1="4.5cm" svg:y1="15.75cm" svg:x2="3cm" svg:y2="16.75cm" draw:start-shape="id34" draw:start-glue-point="3" draw:end-shape="id44" draw:end-glue-point="1" svg:d="m4500 15750-1500 1000">
          <text:p text:style-name="P1"><text:span text:style-name="T3">Dying</text:span></text:p>
        </draw:connector>
        <draw:rect draw:style-name="gr1" draw:text-style-name="P2" xml:id="id45" draw:id="id45" draw:layer="layout" svg:width="2cm" svg:height="1.5cm" svg:x="4.5cm" svg:y="23.5cm">
          <text:p text:style-name="P1"><text:span text:style-name="T1">Disgusted</text:span></text:p>
        </draw:rect>
        <draw:rect draw:style-name="gr1" draw:text-style-name="P2" xml:id="id46" draw:id="id46" draw:layer="layout" svg:width="2cm" svg:height="1.5cm" svg:x="1.5cm" svg:y="26.5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25cm" svg:x2="2.5cm" svg:y2="26.5cm" draw:start-shape="id45" draw:start-glue-point="2" draw:end-shape="id46" draw:end-glue-point="0" svg:d="m5500 25000-3000 1500">
          <text:p text:style-name="P1"><text:span text:style-name="T2">Antisocial</text:span></text:p>
        </draw:connector>
        <draw:rect draw:style-name="gr1" draw:text-style-name="P2" xml:id="id47" draw:id="id47" draw:layer="layout" svg:width="2cm" svg:height="1.5cm" svg:x="4.5cm" svg:y="26.5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25cm" svg:x2="5.5cm" svg:y2="26.5cm" draw:start-shape="id45" draw:start-glue-point="2" draw:end-shape="id47" draw:end-glue-point="0" svg:d="m5500 25000v1500">
          <text:p text:style-name="P1"><text:span text:style-name="T2">Horny</text:span></text:p>
        </draw:connector>
        <draw:rect draw:style-name="gr1" draw:text-style-name="P2" xml:id="id48" draw:id="id48" draw:layer="layout" svg:width="2cm" svg:height="1.5cm" svg:x="7.5cm" svg:y="26.5cm"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50" draw:id="id50" draw:layer="layout" svg:width="2cm" svg:height="1.5cm" svg:x="8cm" svg:y="22.5cm">
          <text:p text:style-name="P1"><text:span text:style-name="T1">Angry</text:span></text:p>
          <text:p text:style-name="P1"><text:span text:style-name="T1">Bored</text:span></text:p>
          <text:p text:style-name="P1"><text:span text:style-name="T1">Disgusted</text:span></text:p>
        </draw:rect>
        <draw:rect draw:style-name="gr1" draw:text-style-name="P2" xml:id="id53" draw:id="id53" draw:layer="layout" svg:width="2cm" svg:height="1.5cm" svg:x="7.5cm" svg:y="20.5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rect draw:style-name="gr1" draw:text-style-name="P2" xml:id="id52" draw:id="id52" draw:layer="layout" svg:width="2cm" svg:height="1.5cm" svg:x="4.5cm" svg:y="20.5cm">
          <text:p text:style-name="P1"><text:span text:style-name="T1">Sad</text:span></text:p>
          <text:p text:style-name="P1"><text:span text:style-name="T1">Disgusted</text:span></text:p>
        </draw:rect>
        <draw:rect draw:style-name="gr1" draw:text-style-name="P2" xml:id="id51" draw:id="id51" draw:layer="layout" svg:width="2cm" svg:height="1.5cm" svg:x="1.5cm" svg:y="20.5cm">
          <text:p text:style-name="P1"><text:span text:style-name="T1">Angry</text:span></text:p>
          <text:p text:style-name="P1"><text:span text:style-name="T1">Disgusted</text:span></text:p>
        </draw:rect>
        <draw:rect draw:style-name="gr1" draw:text-style-name="P2" xml:id="id49" draw:id="id49" draw:layer="layout" svg:width="2cm" svg:height="1.5cm" svg:x="1cm" svg:y="22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25cm" svg:x2="8.5cm" svg:y2="26.5cm" draw:start-shape="id45" draw:start-glue-point="2" draw:end-shape="id48" draw:end-glue-point="0" svg:d="m5500 25000 3000 1500">
          <text:p text:style-name="P1"><text:span text:style-name="T2">Surprised</text:span></text:p>
        </draw:connector>
        <draw:connector draw:style-name="gr2" draw:text-style-name="P4" draw:layer="layout" draw:type="line" svg:x1="4.5cm" svg:y1="24.25cm" svg:x2="3cm" svg:y2="23.25cm" draw:start-shape="id45" draw:start-glue-point="3" draw:end-shape="id49" svg:d="m4500 24250-1500-1000">
          <text:p text:style-name="P1"><text:span text:style-name="T3">Dead</text:span></text:p>
        </draw:connector>
        <draw:connector draw:style-name="gr2" draw:text-style-name="P4" draw:layer="layout" draw:type="line" svg:x1="6.5cm" svg:y1="24.25cm" svg:x2="8cm" svg:y2="23.25cm" draw:start-shape="id45" draw:start-glue-point="1" draw:end-shape="id50" draw:end-glue-point="3" svg:d="m6500 24250 1500-1000">
          <text:p text:style-name="P1"><text:span text:style-name="T3">Bored</text:span></text:p>
        </draw:connector>
        <draw:connector draw:style-name="gr2" draw:text-style-name="P4" draw:layer="layout" draw:type="line" svg:x1="5.5cm" svg:y1="23.5cm" svg:x2="2.5cm" svg:y2="22cm" draw:start-shape="id45" draw:start-glue-point="0" draw:end-shape="id51" draw:end-glue-point="2" svg:d="m5500 23500-3000-1500">
          <text:p text:style-name="P1"><text:span text:style-name="T3">Happy</text:span></text:p>
        </draw:connector>
        <draw:connector draw:style-name="gr2" draw:text-style-name="P4" draw:layer="layout" draw:type="line" svg:x1="5.5cm" svg:y1="23.5cm" svg:x2="5.5cm" svg:y2="22cm" draw:start-shape="id45" draw:start-glue-point="0" draw:end-shape="id52" draw:end-glue-point="2" svg:d="m5500 23500v-1500">
          <text:p text:style-name="P1"><text:span text:style-name="T3">Sad</text:span></text:p>
        </draw:connector>
        <draw:connector draw:style-name="gr2" draw:text-style-name="P4" draw:layer="layout" draw:type="line" svg:x1="5.5cm" svg:y1="23.5cm" svg:x2="8.5cm" svg:y2="22cm" draw:start-shape="id45" draw:start-glue-point="0" draw:end-shape="id53" draw:end-glue-point="2" svg:d="m5500 23500 3000-1500">
          <text:p text:style-name="P1"><text:span text:style-name="T3">Angry</text:span></text:p>
        </draw:connector>
        <draw:rect draw:style-name="gr1" draw:text-style-name="P2" xml:id="id54" draw:id="id54" draw:layer="layout" svg:width="2cm" svg:height="1.5cm" svg:x="8cm" svg:y="24.5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6.5cm" svg:y1="24.25cm" svg:x2="8cm" svg:y2="25.25cm" draw:start-shape="id45" draw:start-glue-point="1" draw:end-shape="id54" draw:end-glue-point="3" svg:d="m6500 24250 1500 1000">
          <text:p text:style-name="P1"><text:span text:style-name="T2">Disgusted</text:span></text:p>
        </draw:connector>
        <draw:rect draw:style-name="gr1" draw:text-style-name="P2" xml:id="id55" draw:id="id55" draw:layer="layout" svg:width="2cm" svg:height="1.5cm" svg:x="1cm" svg:y="24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4" draw:layer="layout" draw:type="line" svg:x1="4.5cm" svg:y1="24.25cm" svg:x2="3cm" svg:y2="25.25cm" draw:start-shape="id45" draw:start-glue-point="3" draw:end-shape="id55" draw:end-glue-point="1" svg:d="m4500 24250-1500 1000">
          <text:p text:style-name="P1"><text:span text:style-name="T3">Dying</text:span></text:p>
        </draw:connector>
        <draw:rect draw:style-name="gr1" draw:text-style-name="P2" xml:id="id56" draw:id="id56" draw:layer="layout" svg:width="2cm" svg:height="1.5cm" svg:x="14.5cm" svg:y="23.5cm">
          <text:p text:style-name="P1"><text:span text:style-name="T1">Surprised</text:span></text:p>
        </draw:rect>
        <draw:rect draw:style-name="gr1" draw:text-style-name="P2" xml:id="id57" draw:id="id57" draw:layer="layout" svg:width="2cm" svg:height="1.5cm" svg:x="11.5cm" svg:y="26.5cm"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connector draw:style-name="gr2" draw:text-style-name="P3" draw:layer="layout" draw:type="line" svg:x1="15.5cm" svg:y1="25cm" svg:x2="12.5cm" svg:y2="26.5cm" draw:start-shape="id56" draw:start-glue-point="2" draw:end-shape="id57" draw:end-glue-point="0" svg:d="m15500 25000-3000 1500">
          <text:p text:style-name="P1"><text:span text:style-name="T2">Antisocial</text:span></text:p>
        </draw:connector>
        <draw:rect draw:style-name="gr1" draw:text-style-name="P2" xml:id="id58" draw:id="id58" draw:layer="layout" svg:width="2cm" svg:height="1.5cm" svg:x="14.5cm" svg:y="26.5cm">
          <text:p text:style-name="P1"><text:span text:style-name="T1">Happy</text:span></text:p>
          <text:p text:style-name="P1"><text:span text:style-name="T1">Disgusted</text:span></text:p>
          <text:p text:style-name="P1"><text:span text:style-name="T1">Horny</text:span></text:p>
        </draw:rect>
        <draw:connector draw:style-name="gr2" draw:text-style-name="P3" draw:layer="layout" draw:type="line" svg:x1="15.5cm" svg:y1="25cm" svg:x2="15.5cm" svg:y2="26.5cm" draw:start-shape="id56" draw:start-glue-point="2" draw:end-shape="id58" draw:end-glue-point="0" svg:d="m15500 25000v1500">
          <text:p text:style-name="P1"><text:span text:style-name="T2">Horny</text:span></text:p>
        </draw:connector>
        <draw:rect draw:style-name="gr1" draw:text-style-name="P2" xml:id="id59" draw:id="id59" draw:layer="layout" svg:width="2cm" svg:height="1.5cm" svg:x="17.5cm" svg:y="26.5cm">
          <text:p text:style-name="P1"><text:span text:style-name="T1">Happy</text:span></text:p>
          <text:p text:style-name="P1"><text:span text:style-name="T1">Surprised</text:span></text:p>
        </draw:rect>
        <draw:rect draw:style-name="gr1" draw:text-style-name="P2" xml:id="id61" draw:id="id61" draw:layer="layout" svg:width="2cm" svg:height="1.5cm" svg:x="18cm" svg:y="22.5cm">
          <text:p text:style-name="P1"><text:span text:style-name="T1">Happy</text:span></text:p>
          <text:p text:style-name="P1"><text:span text:style-name="T1">Sad</text:span></text:p>
        </draw:rect>
        <draw:rect draw:style-name="gr1" draw:text-style-name="P2" xml:id="id64" draw:id="id64" draw:layer="layout" svg:width="2cm" svg:height="1.5cm" svg:x="17.5cm" svg:y="20.5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rect draw:style-name="gr1" draw:text-style-name="P2" xml:id="id63" draw:id="id63" draw:layer="layout" svg:width="2cm" svg:height="1.5cm" svg:x="14.5cm" svg:y="20.5cm">
          <text:p text:style-name="P1"><text:span text:style-name="T1">Sad</text:span></text:p>
          <text:p text:style-name="P1"><text:span text:style-name="T1">Bored</text:span></text:p>
          <text:p text:style-name="P1"><text:span text:style-name="T1">Disgusted</text:span></text:p>
        </draw:rect>
        <draw:rect draw:style-name="gr1" draw:text-style-name="P2" xml:id="id62" draw:id="id62" draw:layer="layout" svg:width="2cm" svg:height="1.5cm" svg:x="11.5cm" svg:y="20.5cm">
          <text:p text:style-name="P1"><text:span text:style-name="T1">Happy</text:span></text:p>
        </draw:rect>
        <draw:rect draw:style-name="gr1" draw:text-style-name="P2" xml:id="id60" draw:id="id60" draw:layer="layout" svg:width="2cm" svg:height="1.5cm" svg:x="11cm" svg:y="22.5cm">
          <text:p text:style-name="P1"><text:span text:style-name="T1">Sad</text:span></text:p>
        </draw:rect>
        <draw:connector draw:style-name="gr2" draw:text-style-name="P3" draw:layer="layout" draw:type="line" svg:x1="15.5cm" svg:y1="25cm" svg:x2="18.5cm" svg:y2="26.5cm" draw:start-shape="id56" draw:start-glue-point="2" draw:end-shape="id59" draw:end-glue-point="0" svg:d="m15500 25000 3000 1500">
          <text:p text:style-name="P1"><text:span text:style-name="T2">Surprised</text:span></text:p>
        </draw:connector>
        <draw:connector draw:style-name="gr2" draw:text-style-name="P4" draw:layer="layout" draw:type="line" svg:x1="14.5cm" svg:y1="24.25cm" svg:x2="13cm" svg:y2="23.25cm" draw:start-shape="id56" draw:start-glue-point="3" draw:end-shape="id60" svg:d="m14500 24250-1500-1000">
          <text:p text:style-name="P1"><text:span text:style-name="T3">Dead</text:span></text:p>
        </draw:connector>
        <draw:connector draw:style-name="gr2" draw:text-style-name="P4" draw:layer="layout" draw:type="line" svg:x1="16.5cm" svg:y1="24.25cm" svg:x2="18cm" svg:y2="23.25cm" draw:start-shape="id56" draw:start-glue-point="1" draw:end-shape="id61" draw:end-glue-point="3" svg:d="m16500 24250 1500-1000">
          <text:p text:style-name="P1"><text:span text:style-name="T3">Bored</text:span></text:p>
        </draw:connector>
        <draw:connector draw:style-name="gr2" draw:text-style-name="P4" draw:layer="layout" draw:type="line" svg:x1="15.5cm" svg:y1="23.5cm" svg:x2="12.5cm" svg:y2="22cm" draw:start-shape="id56" draw:start-glue-point="0" draw:end-shape="id62" draw:end-glue-point="2" svg:d="m15500 23500-3000-1500">
          <text:p text:style-name="P1"><text:span text:style-name="T3">Happy</text:span></text:p>
        </draw:connector>
        <draw:connector draw:style-name="gr2" draw:text-style-name="P4" draw:layer="layout" draw:type="line" svg:x1="15.5cm" svg:y1="23.5cm" svg:x2="15.5cm" svg:y2="22cm" draw:start-shape="id56" draw:start-glue-point="0" draw:end-shape="id63" draw:end-glue-point="2" svg:d="m15500 23500v-1500">
          <text:p text:style-name="P1"><text:span text:style-name="T3">Sad</text:span></text:p>
        </draw:connector>
        <draw:connector draw:style-name="gr2" draw:text-style-name="P4" draw:layer="layout" draw:type="line" svg:x1="15.5cm" svg:y1="23.5cm" svg:x2="18.5cm" svg:y2="22cm" draw:start-shape="id56" draw:start-glue-point="0" draw:end-shape="id64" draw:end-glue-point="2" svg:d="m15500 23500 3000-1500">
          <text:p text:style-name="P1"><text:span text:style-name="T3">Angry</text:span></text:p>
        </draw:connector>
        <draw:rect draw:style-name="gr1" draw:text-style-name="P2" xml:id="id65" draw:id="id65" draw:layer="layout" svg:width="2cm" svg:height="1.5cm" svg:x="18cm" svg:y="24.5cm">
          <text:p text:style-name="P1"><text:span text:style-name="T1">Sad</text:span></text:p>
        </draw:rect>
        <draw:connector draw:style-name="gr2" draw:text-style-name="P3" draw:layer="layout" draw:type="line" svg:x1="16.5cm" svg:y1="24.25cm" svg:x2="18cm" svg:y2="25.25cm" draw:start-shape="id56" draw:start-glue-point="1" draw:end-shape="id65" draw:end-glue-point="3" svg:d="m16500 24250 1500 1000">
          <text:p text:style-name="P1"><text:span text:style-name="T2">Disgusted</text:span></text:p>
        </draw:connector>
        <draw:rect draw:style-name="gr1" draw:text-style-name="P2" xml:id="id66" draw:id="id66" draw:layer="layout" svg:width="2cm" svg:height="1.5cm" svg:x="11cm" svg:y="24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4" draw:layer="layout" draw:type="line" svg:x1="14.5cm" svg:y1="24.25cm" svg:x2="13cm" svg:y2="25.25cm" draw:start-shape="id56" draw:start-glue-point="3" draw:end-shape="id66" draw:end-glue-point="1" svg:d="m14500 24250-1500 1000">
          <text:p text:style-name="P1"><text:span text:style-name="T3">Dying</text:span></text:p>
        </draw:connector>
        <draw:frame draw:style-name="gr3" draw:layer="layout" svg:width="18.5cm" svg:height="2.25cm" svg:x="1cm" svg:y="1.25cm">
          <draw:text-box>
            <text:p>External emotion reactions – how creatures respond to</text:p>
            <text:p>Other creatures' emotions</text:p>
          </draw:text-box>
        </draw:frame>
      </draw:page>
      <draw:page draw:name="page2" draw:style-name="dp1" draw:master-page-name="Default">
        <draw:rect draw:style-name="gr1" draw:text-style-name="P2" xml:id="id67" draw:id="id67" draw:layer="layout" svg:width="2cm" svg:height="1.5cm" svg:x="14.5cm" svg:y="4cm">
          <text:p text:style-name="P1"><text:span text:style-name="T1">Antisocial</text:span></text:p>
        </draw:rect>
        <draw:rect draw:style-name="gr1" draw:text-style-name="P2" xml:id="id68" draw:id="id68" draw:layer="layout" svg:width="2cm" svg:height="1.5cm" svg:x="11.5cm" svg:y="7cm">
          <text:p text:style-name="P1"><text:span text:style-name="T1">Antisocial</text:span></text:p>
        </draw:rect>
        <draw:connector draw:style-name="gr2" draw:text-style-name="P3" draw:layer="layout" draw:type="line" svg:x1="15.5cm" svg:y1="5.5cm" svg:x2="12.5cm" svg:y2="7cm" draw:start-shape="id67" draw:start-glue-point="2" draw:end-shape="id68" draw:end-glue-point="0" svg:d="m15500 5500-3000 1500">
          <text:p text:style-name="P1"><text:span text:style-name="T2">Antisocial</text:span></text:p>
        </draw:connector>
        <draw:rect draw:style-name="gr1" draw:text-style-name="P2" xml:id="id69" draw:id="id69" draw:layer="layout" svg:width="2cm" svg:height="1.5cm" svg:x="14.5cm" svg:y="7cm">
          <text:p text:style-name="P1"><text:span text:style-name="T1">Happy</text:span></text:p>
          <text:p text:style-name="P1"><text:span text:style-name="T1">Disgusted</text:span></text:p>
          <text:p text:style-name="P1"><text:span text:style-name="T1">Horny</text:span></text:p>
          <text:p text:style-name="P1"><text:span text:style-name="T1">Antisocial</text:span></text:p>
        </draw:rect>
        <draw:connector draw:style-name="gr2" draw:text-style-name="P3" draw:layer="layout" draw:type="line" svg:x1="15.5cm" svg:y1="5.5cm" svg:x2="15.5cm" svg:y2="7cm" draw:start-shape="id67" draw:start-glue-point="2" draw:end-shape="id69" draw:end-glue-point="0" svg:d="m15500 5500v1500">
          <text:p text:style-name="P1"><text:span text:style-name="T2">Horny</text:span></text:p>
        </draw:connector>
        <draw:rect draw:style-name="gr1" draw:text-style-name="P2" xml:id="id70" draw:id="id70" draw:layer="layout" svg:width="2cm" svg:height="1.5cm" svg:x="17.5cm" svg:y="7cm">
          <text:p text:style-name="P1"><text:span text:style-name="T1">Surprised</text:span></text:p>
          <text:p text:style-name="P1"><text:span text:style-name="T1">Antisocial</text:span></text:p>
        </draw:rect>
        <draw:rect draw:style-name="gr1" draw:text-style-name="P2" xml:id="id72" draw:id="id72" draw:layer="layout" svg:width="2cm" svg:height="1.5cm" svg:x="18cm" svg:y="3cm">
          <text:p text:style-name="P1"><text:span text:style-name="T1">Antisocial</text:span></text:p>
        </draw:rect>
        <draw:rect draw:style-name="gr1" draw:text-style-name="P2" xml:id="id75" draw:id="id75" draw:layer="layout" svg:width="2cm" svg:height="1.5cm" svg:x="17.5cm" svg:y="1cm"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xml:id="id74" draw:id="id74" draw:layer="layout" svg:width="2cm" svg:height="1.5cm" svg:x="14.5cm" svg:y="1cm">
          <text:p text:style-name="P1"><text:span text:style-name="T1">Bored</text:span></text:p>
          <text:p text:style-name="P1"><text:span text:style-name="T1">Antisocial</text:span></text:p>
        </draw:rect>
        <draw:rect draw:style-name="gr1" draw:text-style-name="P2" xml:id="id73" draw:id="id73" draw:layer="layout" svg:width="2cm" svg:height="1.5cm" svg:x="11.5cm" svg:y="1cm"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xml:id="id71" draw:id="id71" draw:layer="layout" svg:width="2cm" svg:height="1.5cm" svg:x="11cm" svg:y="3cm">
          <text:p text:style-name="P1"><text:span text:style-name="T1">Sad</text:span></text:p>
          <text:p text:style-name="P1"><text:span text:style-name="T1">Antisocial</text:span></text:p>
        </draw:rect>
        <draw:connector draw:style-name="gr2" draw:text-style-name="P3" draw:layer="layout" draw:type="line" svg:x1="15.5cm" svg:y1="5.5cm" svg:x2="18.5cm" svg:y2="7cm" draw:start-shape="id67" draw:start-glue-point="2" draw:end-shape="id70" draw:end-glue-point="0" svg:d="m15500 5500 3000 1500">
          <text:p text:style-name="P1"><text:span text:style-name="T2">Surprised</text:span></text:p>
        </draw:connector>
        <draw:connector draw:style-name="gr2" draw:text-style-name="P4" draw:layer="layout" draw:type="line" svg:x1="14.5cm" svg:y1="4.75cm" svg:x2="13cm" svg:y2="3.75cm" draw:start-shape="id67" draw:start-glue-point="3" draw:end-shape="id71" svg:d="m14500 4750-1500-1000">
          <text:p text:style-name="P1"><text:span text:style-name="T3">Dead</text:span></text:p>
        </draw:connector>
        <draw:connector draw:style-name="gr2" draw:text-style-name="P4" draw:layer="layout" draw:type="line" svg:x1="16.5cm" svg:y1="4.75cm" svg:x2="18cm" svg:y2="3.75cm" draw:start-shape="id67" draw:start-glue-point="1" draw:end-shape="id72" draw:end-glue-point="3" svg:d="m16500 4750 1500-1000">
          <text:p text:style-name="P1"><text:span text:style-name="T3">Bored</text:span></text:p>
        </draw:connector>
        <draw:connector draw:style-name="gr2" draw:text-style-name="P4" draw:layer="layout" draw:type="line" svg:x1="15.5cm" svg:y1="4cm" svg:x2="12.5cm" svg:y2="2.5cm" draw:start-shape="id67" draw:start-glue-point="0" draw:end-shape="id73" draw:end-glue-point="2" svg:d="m15500 4000-3000-1500">
          <text:p text:style-name="P1"><text:span text:style-name="T3">Happy</text:span></text:p>
        </draw:connector>
        <draw:connector draw:style-name="gr2" draw:text-style-name="P4" draw:layer="layout" draw:type="line" svg:x1="15.5cm" svg:y1="4cm" svg:x2="15.5cm" svg:y2="2.5cm" draw:start-shape="id67" draw:start-glue-point="0" draw:end-shape="id74" draw:end-glue-point="2" svg:d="m15500 4000v-1500">
          <text:p text:style-name="P1"><text:span text:style-name="T3">Sad</text:span></text:p>
        </draw:connector>
        <draw:connector draw:style-name="gr2" draw:text-style-name="P4" draw:layer="layout" draw:type="line" svg:x1="15.5cm" svg:y1="4cm" svg:x2="18.5cm" svg:y2="2.5cm" draw:start-shape="id67" draw:start-glue-point="0" draw:end-shape="id75" draw:end-glue-point="2" svg:d="m15500 4000 3000-1500">
          <text:p text:style-name="P1"><text:span text:style-name="T3">Angry</text:span></text:p>
        </draw:connector>
        <draw:rect draw:style-name="gr1" draw:text-style-name="P2" xml:id="id76" draw:id="id76" draw:layer="layout" svg:width="2cm" svg:height="1.5cm" svg:x="18cm" svg:y="5cm"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connector draw:style-name="gr2" draw:text-style-name="P3" draw:layer="layout" draw:type="line" svg:x1="16.5cm" svg:y1="4.75cm" svg:x2="18cm" svg:y2="5.75cm" draw:start-shape="id67" draw:start-glue-point="1" draw:end-shape="id76" draw:end-glue-point="3" svg:d="m16500 4750 1500 1000">
          <text:p text:style-name="P1"><text:span text:style-name="T2">Disgusted</text:span></text:p>
        </draw:connector>
        <draw:rect draw:style-name="gr1" draw:text-style-name="P2" xml:id="id77" draw:id="id77" draw:layer="layout" svg:width="2cm" svg:height="1.5cm" svg:x="11cm" svg:y="5cm">
          <text:p text:style-name="P1"><text:span text:style-name="T1">Sad</text:span></text:p>
          <text:p text:style-name="P1"><text:span text:style-name="T1">Bored</text:span></text:p>
          <text:p text:style-name="P1"><text:span text:style-name="T1">Antisocial</text:span></text:p>
        </draw:rect>
        <draw:connector draw:style-name="gr2" draw:text-style-name="P4" draw:layer="layout" draw:type="line" svg:x1="14.5cm" svg:y1="4.75cm" svg:x2="13cm" svg:y2="5.75cm" draw:start-shape="id67" draw:start-glue-point="3" draw:end-shape="id77" draw:end-glue-point="1" svg:d="m14500 4750-1500 1000">
          <text:p text:style-name="P1"><text:span text:style-name="T3">Dying</text:span></text:p>
        </draw:connector>
        <draw:rect draw:style-name="gr1" draw:text-style-name="P2" xml:id="id78" draw:id="id78" draw:layer="layout" svg:width="2cm" svg:height="1.5cm" svg:x="4.5cm" svg:y="4cm">
          <text:p text:style-name="P1"><text:span text:style-name="T1">Horny</text:span></text:p>
        </draw:rect>
        <draw:rect draw:style-name="gr1" draw:text-style-name="P2" xml:id="id79" draw:id="id79" draw:layer="layout" svg:width="2cm" svg:height="1.5cm" svg:x="1.5cm" svg:y="7cm">
          <text:p text:style-name="P1"><text:span text:style-name="T1">Sad</text:span></text:p>
          <text:p text:style-name="P1"><text:span text:style-name="T1">Surprised</text:span></text:p>
        </draw:rect>
        <draw:connector draw:style-name="gr2" draw:text-style-name="P3" draw:layer="layout" draw:type="line" svg:x1="5.5cm" svg:y1="5.5cm" svg:x2="2.5cm" svg:y2="7cm" draw:start-shape="id78" draw:start-glue-point="2" draw:end-shape="id79" draw:end-glue-point="0" svg:d="m5500 5500-3000 1500">
          <text:p text:style-name="P1"><text:span text:style-name="T2">Antisocial</text:span></text:p>
        </draw:connector>
        <draw:rect draw:style-name="gr1" draw:text-style-name="P2" xml:id="id80" draw:id="id80" draw:layer="layout" svg:width="2cm" svg:height="1.5cm" svg:x="4.5cm" svg:y="7cm">
          <text:p text:style-name="P1"><text:span text:style-name="T1">Horny</text:span></text:p>
        </draw:rect>
        <draw:connector draw:style-name="gr2" draw:text-style-name="P3" draw:layer="layout" draw:type="line" svg:x1="5.5cm" svg:y1="5.5cm" svg:x2="5.5cm" svg:y2="7cm" draw:start-shape="id78" draw:start-glue-point="2" draw:end-shape="id80" draw:end-glue-point="0" svg:d="m5500 5500v1500">
          <text:p text:style-name="P1"><text:span text:style-name="T2">Horny</text:span></text:p>
        </draw:connector>
        <draw:rect draw:style-name="gr1" draw:text-style-name="P2" xml:id="id81" draw:id="id81" draw:layer="layout" svg:width="2cm" svg:height="1.5cm" svg:x="7.5cm" svg:y="7cm">
          <text:p text:style-name="P1"><text:span text:style-name="T1">Horny</text:span></text:p>
        </draw:rect>
        <draw:rect draw:style-name="gr1" draw:text-style-name="P2" xml:id="id83" draw:id="id83" draw:layer="layout" svg:width="2cm" svg:height="1.5cm" svg:x="8cm" svg:y="3cm">
          <text:p text:style-name="P1"><text:span text:style-name="T1">Sad</text:span></text:p>
          <text:p text:style-name="P1"><text:span text:style-name="T1">Disgusted</text:span></text:p>
        </draw:rect>
        <draw:rect draw:style-name="gr1" draw:text-style-name="P2" xml:id="id86" draw:id="id86" draw:layer="layout" svg:width="2cm" svg:height="1.5cm" svg:x="7.5cm" svg:y="1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rect draw:style-name="gr1" draw:text-style-name="P2" xml:id="id85" draw:id="id85" draw:layer="layout" svg:width="2cm" svg:height="1.5cm" svg:x="4.5cm" svg:y="1cm">
          <text:p text:style-name="P1"><text:span text:style-name="T1">Sad</text:span></text:p>
          <text:p text:style-name="P1"><text:span text:style-name="T1">Angry</text:span></text:p>
        </draw:rect>
        <draw:rect draw:style-name="gr1" draw:text-style-name="P2" xml:id="id84" draw:id="id84" draw:layer="layout" svg:width="2cm" svg:height="1.5cm" svg:x="1.5cm" svg:y="1cm">
          <text:p text:style-name="P1"><text:span text:style-name="T1">Happy</text:span></text:p>
          <text:p text:style-name="P1"><text:span text:style-name="T1">Horny</text:span></text:p>
        </draw:rect>
        <draw:rect draw:style-name="gr1" draw:text-style-name="P2" xml:id="id82" draw:id="id82" draw:layer="layout" svg:width="2cm" svg:height="1.5cm" svg:x="1cm" svg:y="3cm">
          <text:p text:style-name="P1"><text:span text:style-name="T1">Sad</text:span></text:p>
        </draw:rect>
        <draw:connector draw:style-name="gr2" draw:text-style-name="P3" draw:layer="layout" draw:type="line" svg:x1="5.5cm" svg:y1="5.5cm" svg:x2="8.5cm" svg:y2="7cm" draw:start-shape="id78" draw:start-glue-point="2" draw:end-shape="id81" draw:end-glue-point="0" svg:d="m5500 5500 3000 1500">
          <text:p text:style-name="P1"><text:span text:style-name="T2">Surprised</text:span></text:p>
        </draw:connector>
        <draw:connector draw:style-name="gr2" draw:text-style-name="P4" draw:layer="layout" draw:type="line" svg:x1="4.5cm" svg:y1="4.75cm" svg:x2="3cm" svg:y2="3.75cm" draw:start-shape="id78" draw:start-glue-point="3" draw:end-shape="id82" svg:d="m4500 4750-1500-1000">
          <text:p text:style-name="P1"><text:span text:style-name="T3">Dead</text:span></text:p>
        </draw:connector>
        <draw:connector draw:style-name="gr2" draw:text-style-name="P4" draw:layer="layout" draw:type="line" svg:x1="6.5cm" svg:y1="4.75cm" svg:x2="8cm" svg:y2="3.75cm" draw:start-shape="id78" draw:start-glue-point="1" draw:end-shape="id83" draw:end-glue-point="3" svg:d="m6500 4750 1500-1000">
          <text:p text:style-name="P1"><text:span text:style-name="T3">Bored</text:span></text:p>
        </draw:connector>
        <draw:connector draw:style-name="gr2" draw:text-style-name="P4" draw:layer="layout" draw:type="line" svg:x1="5.5cm" svg:y1="4cm" svg:x2="2.5cm" svg:y2="2.5cm" draw:start-shape="id78" draw:start-glue-point="0" draw:end-shape="id84" draw:end-glue-point="2" svg:d="m5500 4000-3000-1500">
          <text:p text:style-name="P1"><text:span text:style-name="T3">Happy</text:span></text:p>
        </draw:connector>
        <draw:connector draw:style-name="gr2" draw:text-style-name="P4" draw:layer="layout" draw:type="line" svg:x1="5.5cm" svg:y1="4cm" svg:x2="5.5cm" svg:y2="2.5cm" draw:start-shape="id78" draw:start-glue-point="0" draw:end-shape="id85" draw:end-glue-point="2" svg:d="m5500 4000v-1500">
          <text:p text:style-name="P1"><text:span text:style-name="T3">Sad</text:span></text:p>
        </draw:connector>
        <draw:connector draw:style-name="gr2" draw:text-style-name="P4" draw:layer="layout" draw:type="line" svg:x1="5.5cm" svg:y1="4cm" svg:x2="8.5cm" svg:y2="2.5cm" draw:start-shape="id78" draw:start-glue-point="0" draw:end-shape="id86" draw:end-glue-point="2" svg:d="m5500 4000 3000-1500">
          <text:p text:style-name="P1"><text:span text:style-name="T3">Angry</text:span></text:p>
        </draw:connector>
        <draw:rect draw:style-name="gr1" draw:text-style-name="P2" xml:id="id87" draw:id="id87" draw:layer="layout" svg:width="2cm" svg:height="1.5cm" svg:x="8cm" svg:y="5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connector draw:style-name="gr2" draw:text-style-name="P3" draw:layer="layout" draw:type="line" svg:x1="6.5cm" svg:y1="4.75cm" svg:x2="8cm" svg:y2="5.75cm" draw:start-shape="id78" draw:start-glue-point="1" draw:end-shape="id87" draw:end-glue-point="3" svg:d="m6500 4750 1500 1000">
          <text:p text:style-name="P1"><text:span text:style-name="T2">Disgusted</text:span></text:p>
        </draw:connector>
        <draw:rect draw:style-name="gr1" draw:text-style-name="P2" xml:id="id88" draw:id="id88" draw:layer="layout" svg:width="2cm" svg:height="1.5cm" svg:x="1cm" svg:y="5cm">
          <text:p text:style-name="P1"><text:span text:style-name="T1">Sad</text:span></text:p>
        </draw:rect>
        <draw:connector draw:style-name="gr2" draw:text-style-name="P4" draw:layer="layout" draw:type="line" svg:x1="4.5cm" svg:y1="4.75cm" svg:x2="3cm" svg:y2="5.75cm" draw:start-shape="id78" draw:start-glue-point="3" draw:end-shape="id88" draw:end-glue-point="1" svg:d="m4500 4750-1500 1000">
          <text:p text:style-name="P1"><text:span text:style-name="T3">Dying</text:span></text:p>
        </draw:connector>
        <draw:rect draw:style-name="gr1" draw:text-style-name="P2" xml:id="id89" draw:id="id89" draw:layer="layout" svg:width="2cm" svg:height="1.5cm" svg:x="4.5cm" svg:y="13cm">
          <text:p text:style-name="P1"><text:span text:style-name="T1">Dying</text:span></text:p>
          <text:p text:style-name="P1"><text:span text:style-name="T1">(Stays dying </text:span></text:p>
          <text:p text:style-name="P1"><text:span text:style-name="T1">too)</text:span></text:p>
        </draw:rect>
        <draw:rect draw:style-name="gr1" draw:text-style-name="P2" xml:id="id90" draw:id="id90" draw:layer="layout" svg:width="2cm" svg:height="1.5cm" svg:x="1.5cm" svg:y="16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5.5cm" svg:y1="14.5cm" svg:x2="2.5cm" svg:y2="16cm" draw:start-shape="id89" draw:start-glue-point="2" draw:end-shape="id90" draw:end-glue-point="0" svg:d="m5500 14500-3000 1500">
          <text:p text:style-name="P1"><text:span text:style-name="T2">Antisocial</text:span></text:p>
        </draw:connector>
        <draw:rect draw:style-name="gr1" draw:text-style-name="P2" xml:id="id91" draw:id="id91" draw:layer="layout" svg:width="2cm" svg:height="1.5cm" svg:x="4.5cm" svg:y="16cm">
          <text:p text:style-name="P1"><text:span text:style-name="T1">Sad</text:span></text:p>
        </draw:rect>
        <draw:connector draw:style-name="gr2" draw:text-style-name="P3" draw:layer="layout" draw:type="line" svg:x1="5.5cm" svg:y1="14.5cm" svg:x2="5.5cm" svg:y2="16cm" draw:start-shape="id89" draw:start-glue-point="2" draw:end-shape="id91" draw:end-glue-point="0" svg:d="m5500 14500v1500">
          <text:p text:style-name="P1"><text:span text:style-name="T2">Horny</text:span></text:p>
        </draw:connector>
        <draw:rect draw:style-name="gr1" draw:text-style-name="P2" xml:id="id92" draw:id="id92" draw:layer="layout" svg:width="2cm" svg:height="1.5cm" svg:x="7.5cm" svg:y="16cm">
          <text:p text:style-name="P1"><text:span text:style-name="T1">Sad</text:span></text:p>
        </draw:rect>
        <draw:rect draw:style-name="gr1" draw:text-style-name="P2" xml:id="id94" draw:id="id94" draw:layer="layout" svg:width="2cm" svg:height="1.5cm" svg:x="8cm" svg:y="12cm">
          <text:p text:style-name="P1"><text:span text:style-name="T1">Sad</text:span></text:p>
        </draw:rect>
        <draw:rect draw:style-name="gr1" draw:text-style-name="P2" xml:id="id97" draw:id="id97" draw:layer="layout" svg:width="2cm" svg:height="1.5cm" svg:x="7.5cm" svg:y="10cm">
          <text:p text:style-name="P1"><text:span text:style-name="T1">Angry</text:span></text:p>
        </draw:rect>
        <draw:rect draw:style-name="gr1" draw:text-style-name="P2" xml:id="id96" draw:id="id96" draw:layer="layout" svg:width="2cm" svg:height="1.5cm" svg:x="4.5cm" svg:y="10cm">
          <text:p text:style-name="P1"><text:span text:style-name="T1">Sad</text:span></text:p>
          <text:p text:style-name="P1"><text:span text:style-name="T1">Angry</text:span></text:p>
        </draw:rect>
        <draw:rect draw:style-name="gr1" draw:text-style-name="P2" xml:id="id95" draw:id="id95" draw:layer="layout" svg:width="2cm" svg:height="1.5cm" svg:x="1.5cm" svg:y="10cm">
          <text:p text:style-name="P1"><text:span text:style-name="T1">Sad</text:span></text:p>
          <text:p text:style-name="P1"><text:span text:style-name="T1">Angry</text:span></text:p>
        </draw:rect>
        <draw:rect draw:style-name="gr1" draw:text-style-name="P2" xml:id="id93" draw:id="id93" draw:layer="layout" svg:width="2cm" svg:height="1.5cm" svg:x="1cm" svg:y="12cm">
          <text:p text:style-name="P1"><text:span text:style-name="T1">Sad</text:span></text:p>
        </draw:rect>
        <draw:connector draw:style-name="gr2" draw:text-style-name="P3" draw:layer="layout" draw:type="line" svg:x1="5.5cm" svg:y1="14.5cm" svg:x2="8.5cm" svg:y2="16cm" draw:start-shape="id89" draw:start-glue-point="2" draw:end-shape="id92" draw:end-glue-point="0" svg:d="m5500 14500 3000 1500">
          <text:p text:style-name="P1"><text:span text:style-name="T2">Surprised</text:span></text:p>
        </draw:connector>
        <draw:connector draw:style-name="gr2" draw:text-style-name="P4" draw:layer="layout" draw:type="line" svg:x1="4.5cm" svg:y1="13.75cm" svg:x2="3cm" svg:y2="12.75cm" draw:start-shape="id89" draw:start-glue-point="3" draw:end-shape="id93" svg:d="m4500 13750-1500-1000">
          <text:p text:style-name="P1"><text:span text:style-name="T3">Dead</text:span></text:p>
        </draw:connector>
        <draw:connector draw:style-name="gr2" draw:text-style-name="P4" draw:layer="layout" draw:type="line" svg:x1="6.5cm" svg:y1="13.75cm" svg:x2="8cm" svg:y2="12.75cm" draw:start-shape="id89" draw:start-glue-point="1" draw:end-shape="id94" draw:end-glue-point="3" svg:d="m6500 13750 1500-1000">
          <text:p text:style-name="P1"><text:span text:style-name="T3">Bored</text:span></text:p>
        </draw:connector>
        <draw:connector draw:style-name="gr2" draw:text-style-name="P4" draw:layer="layout" draw:type="line" svg:x1="5.5cm" svg:y1="13cm" svg:x2="2.5cm" svg:y2="11.5cm" draw:start-shape="id89" draw:start-glue-point="0" draw:end-shape="id95" draw:end-glue-point="2" svg:d="m5500 13000-3000-1500">
          <text:p text:style-name="P1"><text:span text:style-name="T3">Happy</text:span></text:p>
        </draw:connector>
        <draw:connector draw:style-name="gr2" draw:text-style-name="P4" draw:layer="layout" draw:type="line" svg:x1="5.5cm" svg:y1="13cm" svg:x2="5.5cm" svg:y2="11.5cm" draw:start-shape="id89" draw:start-glue-point="0" draw:end-shape="id96" draw:end-glue-point="2" svg:d="m5500 13000v-1500">
          <text:p text:style-name="P1"><text:span text:style-name="T3">Sad</text:span></text:p>
        </draw:connector>
        <draw:connector draw:style-name="gr2" draw:text-style-name="P4" draw:layer="layout" draw:type="line" svg:x1="5.5cm" svg:y1="13cm" svg:x2="8.5cm" svg:y2="11.5cm" draw:start-shape="id89" draw:start-glue-point="0" draw:end-shape="id97" draw:end-glue-point="2" svg:d="m5500 13000 3000-1500">
          <text:p text:style-name="P1"><text:span text:style-name="T3">Angry</text:span></text:p>
        </draw:connector>
        <draw:rect draw:style-name="gr1" draw:text-style-name="P2" xml:id="id98" draw:id="id98" draw:layer="layout" svg:width="2cm" svg:height="1.5cm" svg:x="8cm" svg:y="14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6.5cm" svg:y1="13.75cm" svg:x2="8cm" svg:y2="14.75cm" draw:start-shape="id89" draw:start-glue-point="1" draw:end-shape="id98" draw:end-glue-point="3" svg:d="m6500 13750 1500 1000">
          <text:p text:style-name="P1"><text:span text:style-name="T2">Disgusted</text:span></text:p>
        </draw:connector>
        <draw:rect draw:style-name="gr1" draw:text-style-name="P2" xml:id="id99" draw:id="id99" draw:layer="layout" svg:width="2cm" svg:height="1.5cm" svg:x="1cm" svg:y="14cm">
          <text:p text:style-name="P1"><text:span text:style-name="T1">Sad</text:span></text:p>
        </draw:rect>
        <draw:connector draw:style-name="gr2" draw:text-style-name="P4" draw:layer="layout" draw:type="line" svg:x1="4.5cm" svg:y1="13.75cm" svg:x2="3cm" svg:y2="14.75cm" draw:start-shape="id89" draw:start-glue-point="3" draw:end-shape="id99" draw:end-glue-point="1" svg:d="m4500 13750-1500 1000">
          <text:p text:style-name="P1"><text:span text:style-name="T3">Dying</text:span></text:p>
        </draw:connector>
        <draw:rect draw:style-name="gr1" draw:text-style-name="P2" draw:layer="layout" svg:width="1.949cm" svg:height="1cm" svg:x="1cm" svg:y="23cm">
          <text:p text:style-name="P1"><text:span text:style-name="T1">Happy</text:span></text:p>
        </draw:rect>
        <draw:rect draw:style-name="gr1" draw:text-style-name="P2" draw:layer="layout" svg:width="1.949cm" svg:height="1cm" svg:x="3.436cm" svg:y="23cm">
          <text:p text:style-name="P1"><text:span text:style-name="T1">Sad</text:span></text:p>
        </draw:rect>
        <draw:rect draw:style-name="gr1" draw:text-style-name="P2" draw:layer="layout" svg:width="1.949cm" svg:height="1cm" svg:x="5.872cm" svg:y="23cm">
          <text:p text:style-name="P1"><text:span text:style-name="T1">Angry</text:span></text:p>
        </draw:rect>
        <draw:rect draw:style-name="gr1" draw:text-style-name="P2" draw:layer="layout" svg:width="1.948cm" svg:height="1cm" svg:x="8.308cm" svg:y="23cm">
          <text:p text:style-name="P1"><text:span text:style-name="T1">Bored</text:span></text:p>
        </draw:rect>
        <draw:rect draw:style-name="gr1" draw:text-style-name="P2" draw:layer="layout" svg:width="1.948cm" svg:height="1cm" svg:x="10.744cm" svg:y="23cm">
          <text:p text:style-name="P1"><text:span text:style-name="T1">Disgusted</text:span></text:p>
        </draw:rect>
        <draw:rect draw:style-name="gr1" draw:text-style-name="P2" draw:layer="layout" svg:width="1.949cm" svg:height="1cm" svg:x="13.179cm" svg:y="23cm">
          <text:p text:style-name="P1"><text:span text:style-name="T1">Surprised</text:span></text:p>
        </draw:rect>
        <draw:rect draw:style-name="gr1" draw:text-style-name="P2" draw:layer="layout" svg:width="1.949cm" svg:height="1cm" svg:x="15.615cm" svg:y="23cm">
          <text:p text:style-name="P1"><text:span text:style-name="T1">Horny</text:span></text:p>
        </draw:rect>
        <draw:rect draw:style-name="gr1" draw:text-style-name="P2" draw:layer="layout" svg:width="1.949cm" svg:height="1cm" svg:x="18.051cm" svg:y="23cm">
          <text:p text:style-name="P1"><text:span text:style-name="T1">Antisocial</text:span></text:p>
        </draw:rect>
        <draw:rect draw:style-name="gr1" draw:text-style-name="P2" draw:layer="layout" svg:width="1.949cm" svg:height="2cm" svg:x="1cm" svg:y="25.5cm">
          <text:p text:style-name="P1"><text:span text:style-name="T1">Happy</text:span></text:p>
          <text:p text:style-name="P1"><text:span text:style-name="T1">Bored</text:span></text:p>
          <text:p text:style-name="P1"><text:span text:style-name="T1">Horny</text:span></text:p>
        </draw:rect>
        <draw:rect draw:style-name="gr1" draw:text-style-name="P2" draw:layer="layout" svg:width="1.949cm" svg:height="2cm" svg:x="3.436cm" svg:y="25.5cm">
          <text:p text:style-name="P1"><text:span text:style-name="T1">Sad</text:span></text:p>
          <text:p text:style-name="P1"><text:span text:style-name="T1">Bored</text:span></text:p>
          <text:p text:style-name="P1"><text:span text:style-name="T1">Angry</text:span></text:p>
        </draw:rect>
        <draw:rect draw:style-name="gr1" draw:text-style-name="P2" draw:layer="layout" svg:width="1.949cm" svg:height="2cm" svg:x="5.872cm" svg:y="25.5cm">
          <text:p text:style-name="P1"><text:span text:style-name="T1">Angry</text:span></text:p>
          <text:p text:style-name="P1"><text:span text:style-name="T1">Sad</text:span></text:p>
          <text:p text:style-name="P1"><text:span text:style-name="T1">Antisocial</text:span></text:p>
        </draw:rect>
        <draw:rect draw:style-name="gr1" draw:text-style-name="P2" draw:layer="layout" svg:width="1.948cm" svg:height="2cm" svg:x="8.308cm" svg:y="25.5cm">
          <text:p text:style-name="P1"><text:span text:style-name="T1">Bored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draw:layer="layout" svg:width="1.948cm" svg:height="2cm" svg:x="10.744cm" svg:y="25.5cm">
          <text:p text:style-name="P1"><text:span text:style-name="T1">Disguste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draw:layer="layout" svg:width="1.949cm" svg:height="2cm" svg:x="13.179cm" svg:y="25.5cm">
          <text:p text:style-name="P1"><text:span text:style-name="T1">Happy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Horny</text:span></text:p>
        </draw:rect>
        <draw:rect draw:style-name="gr1" draw:text-style-name="P2" draw:layer="layout" svg:width="1.949cm" svg:height="2cm" svg:x="15.615cm" svg:y="25.5cm">
          <text:p text:style-name="P1"><text:span text:style-name="T1">Horny</text:span></text:p>
          <text:p text:style-name="P1"><text:span text:style-name="T1">Happy</text:span></text:p>
        </draw:rect>
        <draw:rect draw:style-name="gr1" draw:text-style-name="P2" draw:layer="layout" svg:width="1.949cm" svg:height="2cm" svg:x="18.051cm" svg:y="25.5cm">
          <text:p text:style-name="P1"><text:span text:style-name="T1">Antisocial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</draw:rect>
        <draw:frame draw:style-name="gr4" draw:layer="layout" svg:width="19cm" svg:height="1.5cm" svg:x="1cm" svg:y="21cm">
          <draw:text-box>
            <text:p>Internal emotion changes</text:p>
          </draw:text-box>
        </draw:frame>
        <draw:frame draw:style-name="gr5" draw:layer="layout" svg:width="18.513cm" svg:height="0.962cm" svg:x="1cm" svg:y="24.2cm">
          <draw:text-box>
            <text:p text:style-name="P1">Becomes</text:p>
          </draw:text-box>
        </draw:frame>
        <draw:frame draw:style-name="gr6" draw:text-style-name="P5" draw:layer="layout" svg:width="8.5cm" svg:height="4.951cm" svg:x="11.5cm" svg:y="10.5cm">
          <draw:text-box>
            <text:p text:style-name="P5"><text:span text:style-name="T4">Part of The Life Project – </text:span><text:span text:style-name="T5"><text:a xlink:href="http://lifeproject.spacestudios.org.uk/">http://lifeproject.spacestudios.org.uk</text:a></text:span></text:p>
            <text:p text:style-name="P5"><text:span text:style-name="T5"/></text:p>
            <text:p text:style-name="P5"><text:span text:style-name="T5">By Openlab Workshops </text:span><text:span text:style-name="T5"><text:a xlink:href="http://openlabworkshops.org/">http://openlabworkshops.org</text:a></text:span><text:span text:style-name="T5"> </text:span></text:p>
            <text:p text:style-name="P5"><text:span text:style-name="T5">and </text:span></text:p>
            <text:p text:style-name="P5"><text:span text:style-name="T5">SPACE Studios </text:span><text:span text:style-name="T5"><text:a xlink:href="http://spacestudios.org.uk/">http://spacestudios.org.uk</text:a></text:span></text:p>
            <text:p text:style-name="P5"><text:span text:style-name="T5"/></text:p>
            <text:p text:style-name="P5"><text:span text:style-name="T4">Ver. 1.0</text:span></text:p>
            <text:p text:style-name="P5"><text:span text:style-name="T4">2011-July-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0T13:01:43</meta:creation-date>
    <dc:date>2011-07-23T21:25:59</dc:date>
    <meta:editing-duration>PT1H15M41S</meta:editing-duration>
    <meta:editing-cycles>14</meta:editing-cycles>
    <meta:generator>LibreOffice/3.3$Unix LibreOffice_project/330m19$Build-202</meta:generator>
    <meta:print-date>2011-07-10T14:06:54</meta:print-date>
    <dc:creator>Evan Raskob</dc:creator>
    <meta:document-statistic meta:object-count="209"/>
  </office:meta>
</office:document-meta>
</file>